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841" officeooo:paragraph-rsid="0006a841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6a841" officeooo:paragraph-rsid="0006a841" style:font-size-asian="16pt" style:font-size-complex="16pt"/>
    </style:style>
    <style:style style:name="P3" style:family="paragraph" style:parent-style-name="Standard">
      <style:text-properties officeooo:rsid="0008813e" officeooo:paragraph-rsid="0008813e"/>
    </style:style>
    <style:style style:name="P4" style:family="paragraph" style:parent-style-name="Standard">
      <style:text-properties officeooo:rsid="0006a841" officeooo:paragraph-rsid="0006a841"/>
    </style:style>
    <style:style style:name="P5" style:family="paragraph" style:parent-style-name="Standard" style:list-style-name="L2">
      <style:text-properties officeooo:rsid="0006a841" officeooo:paragraph-rsid="0006a841"/>
    </style:style>
    <style:style style:name="P6" style:family="paragraph" style:parent-style-name="Standard" style:list-style-name="L2">
      <style:text-properties officeooo:paragraph-rsid="0006a841"/>
    </style:style>
    <style:style style:name="P7" style:family="paragraph" style:parent-style-name="Standard">
      <style:text-properties style:text-underline-style="solid" style:text-underline-width="auto" style:text-underline-color="font-color" officeooo:rsid="000ac81e" officeooo:paragraph-rsid="000ac81e"/>
    </style:style>
    <style:style style:name="P8" style:family="paragraph" style:parent-style-name="Standard" style:list-style-name="L3">
      <style:text-properties officeooo:rsid="000c4a41" officeooo:paragraph-rsid="000c4a41"/>
    </style:style>
    <style:style style:name="T1" style:family="text">
      <style:text-properties officeooo:rsid="0006a841"/>
    </style:style>
    <style:style style:name="T2" style:family="text">
      <style:text-properties officeooo:rsid="000ac81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c4a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écifications :</text:p>
      <text:list xml:id="list3804791416" text:style-name="L2">
        <text:list-item>
          <text:p text:style-name="P6"><text:span text:style-name="T1">Lecture et analyse syntaxique d’un fichier log format Apache</text:span></text:p>
        </text:list-item>
        <text:list-item>
          <text:p text:style-name="P5">Calcul du nombre de consultation par documents (page html, php, js, css, ...)</text:p>
        </text:list-item>
        <text:list-item>
          <text:p text:style-name="P5">Affichage des documents les plus consultés (10)</text:p>
        </text:list-item>
        <text:list-item>
          <text:p text:style-name="P5">Génération d’un graphe (.dot) qui représente les parcours entre les documents avec pondération</text:p>
        </text:list-item>
        <text:list-item>
          <text:p text:style-name="P5">Exclusion des documents de type image, css, javascript (option -e)</text:p>
        </text:list-item>
        <text:list-item>
          <text:p text:style-name="P5">Choix d’un créneau horaire d’une heure (option -t XX)</text:p>
        </text:list-item>
        <text:list-item>
          <text:p text:style-name="P5">Vérification des options de la ligne de commandes →<text:span text:style-name="T2"> affichage de messages d’erreur sur stderr et fin du programme</text:span></text:p>
        </text:list-item>
      </text:list>
      <text:p text:style-name="P1"/>
      <text:p text:style-name="P7">Tests :<text:span text:style-name="T3"> </text:span><text:span text:style-name="T4">Réalisés sur un petit jeu de données (quelques dizaines de lignes max)</text:span></text:p>
      <text:list xml:id="list2210764273" text:style-name="L3">
        <text:list-item>
          <text:p text:style-name="P8">Test de la lecture/analyse du fichier : afficha<text:tab/>ge de la LigneLog dans le cas d’une ligne complète ; dans le cas d’une ligne avec informations manquantes (-).</text:p>
        </text:list-item>
        <text:list-item>
          <text:p text:style-name="P8">On vérifie que le nombre de consultation par page est juste.</text:p>
        </text:list-item>
        <text:list-item>
          <text:p text:style-name="P8">On vérifie que le top 10 affiché est le bon. On vérifie qu’il n’y a pas de problème si les données comportent moins de 10 documents différents.</text:p>
        </text:list-item>
        <text:list-item>
          <text:p text:style-name="P8">On vérifie que le fichier .dot généré est bon</text:p>
        </text:list-item>
        <text:list-item>
          <text:p text:style-name="P8">On vérifie que les types exclus ne sont pas pris en compte. On vérifie sur des données avec uniquement des types exclus.</text:p>
        </text:list-item>
        <text:list-item>
          <text:p text:style-name="P8">On vérifie que les autres fuseaux horaires ne sont pas pris en compte. On vérifie sur des données avec uniquement des fuseaux non pris.</text:p>
        </text:list-item>
        <text:list-item>
          <text:p text:style-name="P8">On vérifie les différentes combinaisons d’options. On vérifie notamment les combinaisons non valides qui provoquent des messages d’erreur.</text:p>
        </text:list-item>
      </text:list>
      <text:p text:style-name="P1"/>
      <text:p text:style-name="P1"/>
      <text:p text:style-name="P1"/>
      <text:p text:style-name="P3">Implémentation du graphe : Liste d’adjac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0T15:10:42.170527370</meta:creation-date>
    <dc:date>2023-01-20T16:29:37.344552211</dc:date>
    <meta:editing-duration>PT29M39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7" meta:word-count="255" meta:character-count="1475" meta:non-whitespace-character-count="1251"/>
  </office:meta>
</office:document-meta>
</file>